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000000" draw:marker-start-width="0.3cm" draw:marker-start-center="false" draw:marker-end-width="0.3cm" draw:marker-end-center="false" draw:fill="none" draw:fill-color="#ffffff" fo:min-height="0.374cm" draw:shadow="hidden" draw:shadow-offset-x="0.3cm" draw:shadow-offset-y="0.3cm" draw:shadow-color="#808080"/>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fo:min-height="0.747cm"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ffffff" fo:min-height="0.338cm" draw:shadow="hidden" draw:shadow-offset-x="0.3cm" draw:shadow-offset-y="0.3cm" draw:shadow-color="#808080"/>
    </style:style>
    <style:style style:name="gr4" style:family="graphic" style:parent-style-name="standard">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0.348cm" svg:height="0.624cm" svg:x="12.63cm" svg:y="15.772cm">
            <draw:text-box>
              <text:p text:style-name="P1"><text:span text:style-name="T1">L</text:span></text:p>
            </draw:text-box>
          </draw:frame>
          <draw:frame draw:style-name="gr1" draw:text-style-name="P2" draw:layer="layout" svg:width="0.348cm" svg:height="0.624cm" svg:x="10.515cm" svg:y="13.627cm">
            <draw:text-box>
              <text:p text:style-name="P1"><text:span text:style-name="T1">A</text:span></text:p>
            </draw:text-box>
          </draw:frame>
          <draw:frame draw:style-name="gr1" draw:text-style-name="P2" draw:layer="layout" svg:width="0.348cm" svg:height="0.624cm" svg:x="9.074cm" svg:y="15.818cm">
            <draw:text-box>
              <text:p text:style-name="P1"><text:span text:style-name="T1">K</text:span></text:p>
            </draw:text-box>
          </draw:frame>
          <draw:frame draw:style-name="gr2" draw:text-style-name="P2" draw:layer="layout" svg:width="1.243cm" svg:height="0.997cm" svg:x="9.59cm" svg:y="15.551cm">
            <draw:text-box>
              <text:p text:style-name="P1"><text:span text:style-name="T1">96°</text:span></text:p>
            </draw:text-box>
          </draw:frame>
          <draw:frame draw:style-name="gr3" draw:text-style-name="P2" draw:layer="layout" svg:width="1.072cm" svg:height="0.624cm" svg:x="10.269cm" svg:y="14.282cm">
            <draw:text-box>
              <text:p text:style-name="P1"><text:span text:style-name="T1">47°</text:span></text:p>
            </draw:text-box>
          </draw:frame>
          <draw:frame draw:style-name="gr2" draw:text-style-name="P2" draw:layer="layout" svg:width="1.289cm" svg:height="0.997cm" draw:transform="rotate (0.910189204915043) translate (9.232cm 15.246cm)">
            <draw:text-box>
              <text:p text:style-name="P1"><text:span text:style-name="T1">5 cm</text:span></text:p>
            </draw:text-box>
          </draw:frame>
          <draw:path draw:style-name="gr4" draw:text-style-name="P3" draw:layer="layout" svg:width="3.118cm" svg:height="0.073cm" svg:x="9.453cm" svg:y="15.957cm" svg:viewBox="0 0 3119 74" svg:d="M0 55c92 3 189 7 284 9s187 14 280 8 186-10 276 0c97 11 180-47 273-54s182 0 275 0 189 7 281 0 190 12 284 28 180 16 273 18 196-4 293 0c92 3 182-4 271-18s193-21 283-46h46">
            <text:p/>
          </draw:path>
          <draw:path draw:style-name="gr4" draw:text-style-name="P3" draw:layer="layout" svg:width="1.176cm" svg:height="1.915cm" svg:x="9.444cm" svg:y="14.096cm" svg:viewBox="0 0 1177 1916" svg:d="M0 1916c60-83 175-157 153-274-15-100 38-192 94-275 63-104 168-164 235-263 67-93 127-190 201-275s113-194 185-282c67-85 70-194 143-275l91-99 57-92 18-81">
            <text:p/>
          </draw:path>
          <draw:path draw:style-name="gr4" draw:text-style-name="P3" draw:layer="layout" svg:width="1.952cm" svg:height="1.851cm" svg:x="10.612cm" svg:y="14.103cm" svg:viewBox="0 0 1953 1852" svg:d="M0 0c104 58 171 169 275 228s191 118 272 201 143 144 192 273c46 118 138 198 238 282 92 81 168 182 274 247 95 58 187 127 282 191s176 160 273 229l64 101 74 91 9 9">
            <text:p/>
          </draw:path>
          <draw:path draw:style-name="gr4" draw:text-style-name="P3" draw:layer="layout" svg:width="0.191cm" svg:height="0.246cm" svg:x="9.596cm" svg:y="15.74cm" svg:viewBox="0 0 192 247" svg:d="M0 0c125 0 155 113 192 191v56">
            <text:p/>
          </draw:path>
          <draw:path draw:style-name="gr4" draw:text-style-name="P3" draw:layer="layout" svg:width="0.301cm" svg:height="0.064cm" svg:x="10.499cm" svg:y="14.276cm" svg:viewBox="0 0 302 65" svg:d="M0 55c90 10 185 19 273-9l29-46">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49:18.980086705</meta:creation-date>
    <dc:date>2018-02-27T14:21:37.640919125</dc:date>
    <meta:editing-duration>PT1M30S</meta:editing-duration>
    <meta:editing-cycles>2</meta:editing-cycles>
    <meta:generator>LibreOffice/6.0.0.3$MacOSX_X86_64 LibreOffice_project/64a0f66915f38c6217de274f0aa8e15618924765</meta:generator>
    <meta:document-statistic meta:object-count="12"/>
  </office:meta>
</office:document-meta>
</file>